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Whitney" svg:font-family="Whitney, 'Helvetica Neue', Helvetica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officeooo:paragraph-rsid="000fed7e" style:font-style-asian="normal" style:font-style-complex="normal"/>
    </style:style>
    <style:style style:name="P4" style:family="paragraph" style:parent-style-name="Standard">
      <style:paragraph-properties fo:text-align="end" style:justify-single-word="false"/>
      <style:text-properties fo:font-style="italic" officeooo:rsid="000fed7e" officeooo:paragraph-rsid="000fed7e" style:font-style-asian="italic" style:font-style-complex="italic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oponowany tytuł historyjki</text:h>
      <text:p text:style-name="Standard">Pewnego dnia jakiś znajomy zatrzymał mnie i powiedział ze złością w głosie:</text:p>
      <text:list xml:id="list319101667" text:style-name="L1">
        <text:list-item>
          <text:p text:style-name="P2">Słyszałeś co zrobił Sasin?</text:p>
        </text:list-item>
        <text:list-item>
          <text:p text:style-name="P2">Nie! A co znowu zrobił?</text:p>
        </text:list-item>
        <text:list-item>
          <text:p text:style-name="P2">No łagodnie mówiąc zapłacił 70 milionów złotych na wybory, które się przecież nie odbędą bo Senat przytrzyma ustawę.</text:p>
        </text:list-item>
        <text:list-item>
          <text:p text:style-name="P2">No co za gałgan.</text:p>
        </text:list-item>
        <text:list-item>
          <text:p text:style-name="P3">No! Zgadzam się w 100%. Ale teraz na pewno cała</text:p>
          <text:p text:style-name="P3">Polska będzie się z niego śmiała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leksander Bies Tomasz Tob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Whitney" svg:font-family="Whitney, 'Helvetica Neue', Helvetica, 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20-11-26T17:53:15.355872042</dc:date>
    <meta:editing-duration>PT11M6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9" meta:word-count="72" meta:character-count="398" meta:non-whitespace-character-count="341"/>
  </office:meta>
</office:document-meta>
</file>